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3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mgName</text:p>
          </table:table-cell>
          <table:table-cell office:value-type="string" calcext:value-type="string">
            <text:p>sigils</text:p>
          </table:table-cell>
          <table:table-cell table:style-name="Default" office:value-type="string" calcext:value-type="string">
            <text:p>desc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l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LOWER([.B2])" office:value-type="string" office:string-value="wolf" calcext:value-type="string">
            <text:p>wolf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tle sne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tle-snek</text:p>
          </table:table-cell>
          <table:table-cell office:value-type="string" calcext:value-type="string">
            <text:p>venom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eching-worm</text:p>
          </table:table-cell>
          <table:table-cell office:value-type="string" calcext:value-type="string">
            <text:p>vampirism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-snek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WER([.B6])" office:value-type="string" office:string-value="bunny" calcext:value-type="string">
            <text:p>bunny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ph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LOWER([.B7])" office:value-type="string" office:string-value="elephant" calcext:value-type="string">
            <text:p>elephant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viathan p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iathan-dogs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s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LOWER([.B9])" office:value-type="string" office:string-value="bison" calcext:value-type="string">
            <text:p>bison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tting-dog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nom</text:p>
          </table:table-cell>
          <table:table-cell table:number-columns-repeated="3"/>
          <table:table-cell table:formula="of:=LOWER([.B11])" office:value-type="string" office:string-value="venom" calcext:value-type="string">
            <text:p>venom</text:p>
          </table:table-cell>
          <table:table-cell/>
          <table:table-cell table:style-name="Default" office:value-type="string" calcext:value-type="string">
            <text:p>Injects enemy with a compounding venom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uirr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irrel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WER([.B13])" office:value-type="string" office:string-value="goat" calcext:value-type="string">
            <text:p>goat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ee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OWER([.B14])" office:value-type="string" office:string-value="sheep" calcext:value-type="string">
            <text:p>sheep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mpirism</text:p>
          </table:table-cell>
          <table:table-cell table:number-columns-repeated="3"/>
          <table:table-cell table:formula="of:=LOWER([.B15])" office:value-type="string" office:string-value="vampirism" calcext:value-type="string">
            <text:p>vampirism</text:p>
          </table:table-cell>
          <table:table-cell/>
          <table:table-cell table:style-name="Default" office:value-type="string" calcext:value-type="string">
            <text:p>Gain health on each attack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LOWER([.B16])" office:value-type="string" office:string-value="spider" calcext:value-type="string">
            <text:p>spider</text:p>
          </table:table-cell>
          <table:table-cell office:value-type="string" calcext:value-type="string">
            <text:p>venom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xUwU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LOWER([.B18])" office:value-type="string" office:string-value="test" calcext:value-type="string">
            <text:p>test</text:p>
          </table:table-cell>
          <table:table-cell office:value-type="string" calcext:value-type="string">
            <text:p>venom, vampiris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LOWER([.B19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0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1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2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3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4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5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6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7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8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29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30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31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32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33]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LOWER([.B34]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9:29:05.297002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4:50:57.231969684</meta:creation-date>
    <dc:date>2022-11-16T12:29:28.835361151</dc:date>
    <meta:editing-duration>PT3H40M4S</meta:editing-duration>
    <meta:editing-cycles>3</meta:editing-cycles>
    <meta:generator>LibreOffice/6.4.7.2$Linux_X86_64 LibreOffice_project/40$Build-2</meta:generator>
    <meta:document-statistic meta:table-count="1" meta:cell-count="147" meta:object-count="0"/>
  </office:meta>
</office:document-meta>
</file>